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641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contains content chosen by Attacker!</text:p>
      <text:p text:style-name="Standard"/>
      <text:p text:style-name="Standard">Document <text:span text:style-name="T1">was signed</text:span> by Attacker <text:span text:style-name="T1">using a self-signed certificate / private key</text:span>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12:53:38.099000000</meta:creation-date>
    <dc:date>2021-01-26T12:56:29.909000000</dc:date>
    <meta:editing-duration>PT2M52S</meta:editing-duration>
    <meta:editing-cycles>1</meta:editing-cycles>
    <meta:document-statistic meta:table-count="0" meta:image-count="0" meta:object-count="0" meta:page-count="1" meta:paragraph-count="2" meta:word-count="18" meta:character-count="123" meta:non-whitespace-character-count="107"/>
    <meta:generator>LibreOffice/7.0.4.2$Windows_X86_64 LibreOffice_project/dcf040e67528d9187c66b2379df5ea4407429775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7e0061009e0055006c001200480052009100a000b300e100d2008e00660096">
    <SignedInfo>
      <CanonicalizationMethod Algorithm="http://www.w3.org/TR/2001/REC-xml-c14n-20010315"/>
      <SignatureMethod Algorithm="http://www.w3.org/2001/04/xmldsig-more#rsa-sha256"/>
      <Reference URI="mimetype">
        <DigestMethod Algorithm="http://www.w3.org/2001/04/xmlenc#sha256"/>
        <DigestValue>cU2+NwsKcGNmkhfZGyh1Zv6Lq7yFmbYpskR2/4G4NZM=</DigestValue>
      </Reference>
      <Reference URI="manifest.rdf">
        <DigestMethod Algorithm="http://www.w3.org/2001/04/xmlenc#sha256"/>
        <DigestValue>rrKXmEsmowvZom8wSzm8fZGiZFdJs1578/RMS5UR3HU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xKBlVfXNXnbh/ubqZOTnAeQoYuW/Jvk/Lod0IJsmTP4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GAuLSaMbepF4IpF3mSll/LFAedKk6dljZeJnAXpC0wg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t4Oc0OxfrHjo+Z+yOz9MMb3rJGNv74PdKzG7jN/3Y/4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dYt1DxAa+AmqHR75pqrXlyMU/qbn118PAD1nO0aqnXE=</DigestValue>
      </Reference>
      <Reference URI="Thumbnails/thumbnail.png">
        <DigestMethod Algorithm="http://www.w3.org/2001/04/xmlenc#sha256"/>
        <DigestValue>DA6XOgcBFrMxjLOrVzonPxdHexjrG7ZdNge0Bj2iK8U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inzhtT1YIVQcJmJvpCtVIpvgMl271kZsNhrj3PitG0c=</DigestValue>
      </Reference>
      <Reference URI="#ID_00190023005900b6009a005e004600c30094007c008400e7006b004b0089008a">
        <DigestMethod Algorithm="http://www.w3.org/2001/04/xmlenc#sha256"/>
        <DigestValue>GbcxXXdlF9ovZ9deoZxS5g0JewXzeXYlysQFSNcdg9Q=</DigestValue>
      </Reference>
      <Reference URI="#idSignedProperties" Type="http://uri.etsi.org/01903#SignedProperties">
        <DigestMethod Algorithm="http://www.w3.org/2001/04/xmlenc#sha256"/>
        <DigestValue>AcYMSLTHSQntNdLw7NHpTEkXuDkOaGbyncVXLEGo1v8=</DigestValue>
      </Reference>
    </SignedInfo>
    <SignatureValue>XWxLJ1pHcM8vghE2Jq1IZrTh7aKqPhLS2ddPqcRUEZOMZkqeGRzMqYW2o9XuHymD
LEI72bLcSigZ83B9C+h9he4raG68iOhqTrvNfvSx554vIxBnf7iQLguF3dUptr5z
uoACn5GwO6+pbxzGTT8NwxwHfii/lxkAECIjxUq1ERjXwBXQENujUMkDYD2Ld+KH
g3atFQ5QjHuBXwsiZRgHlhCDJWKVAy2jtTwoQlNT+4kF3v8QmlhEydYMmi4RV60k
Hnua8Sc6sgRUDnAdLkAjUlmnF4MG8LipJ7gpogfVbTmm/I0n7R0gJaqxn/A1Lhe9
9fL+GC2U3ZAP7DmBkzuhsA==</SignatureValue>
    <KeyInfo>
      <X509Data>
        <X509IssuerSerial>
          <X509IssuerName>C=DE, E=attacker@odf.evil, CN=Attacker</X509IssuerName>
          <X509SerialNumber>561695420339045612699057</X509SerialNumber>
        </X509IssuerSerial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</X509Data>
      <X509Data>
        <X509IssuerSerial>
          <X509IssuerName>C=DE, E=attacker@odf.evil, CN=Attacker</X509IssuerName>
          <X509SerialNumber>561695420339045612699057</X509SerialNumber>
        </X509IssuerSerial>
        <X509Certificate>MIIFHDCCBASgAwIBAgIUVlDdm4Hzpce3Qnsr1LlR58RBxsYwDQYJKoZIhvcNAQEL
BQAwTDELMAkGA1UEBhMCQ0gxEDAOBgNVBAoTB1dJU2VLZXkxKzApBgNVBAMTIldJ
U2VLZXkgQ2VydGlmeUlEIFBlcnNvbmFsIEdCIENBIDQwHhcNMjEwMTI1MTYyNTAz
WhcNMjIwMTI2MTY0ODAwWjCBmDFCMEAGA1UECww5UGVyc29uJ3MgSWRlbnRpdHkg
bm90IFZlcmlmaWVkIC0gV0lTZUlEIEZyZWUgQ2VydGlmaWNhdGVzMSUwIwYDVQQD
DBx0cnVzdGVkLnBlcnNvbi5vZGZAZ21haWwuY29tMSswKQYJKoZIhvcNAQkBFhx0
cnVzdGVkLnBlcnNvbi5vZGZAZ21haWwuY29tMIIBIjANBgkqhkiG9w0BAQEFAAOC
AQ8AMIIBCgKCAQEAwnLVSp5uEONV734vhAo4lq+RA1c3TNkOqHArNcfArVHSacI1
xd7c0Zrq6eW9rpIV0pZ8iHIzNXZCKIK460zw88t0DIz+3khlHVsrL6xrlgLUJI1p
u6tid4mcTy38jxsHBIiZha4MyHaQ/19C2/9Izv6fnStEJbIgHAXlUj8BT/KkXpWk
QSDwImhCCQHO+QnlvS9vPcGkX3tjHcoCkV0H1dv7E+GhAxY/X9pJxjmDlu96rXZk
seUxXdaHvRJs9EIybneDb0FgyPZEDy/FmFnAyepbgTtaerLhLa2JiWytyHURVdv4
5hhSXd06DkuNqQbmj07qVaW/VuVMjI9sGxGvEw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cfsTRNVA24VvdOALX5sZy6OZY8IwHQYDVR0lBBYwFAYIKwYBBQUH
AwIGCCsGAQUFBwMEMA4GA1UdDwEB/wQEAwIFoDANBgkqhkiG9w0BAQsFAAOCAQEA
hmt6mBiCSiCQrErSdtonHHh5VMhtvCb4BKA/8R/keoI4LUK4ImU3AphhAwEbVegu
v8zLdStYr1GwRsmLK8fNQfXs0bHcblwvhVFcZ0X0iR7wfwkMRmxPlsnYChbIo097
6nghIjzrFkbwuuWLd9GRzGUaD9j9dq4yyjVZPCt90oQTqQkUSh/TXvLgAUHvcffL
EkYAh6G09CwgzPw11RYQ+nwpOpTcz8NpFwVnCyMpL+wUFnjY+x75k7UndRLoQw0I
o94tOzYNuPLwcUYk1hRUYjI4RYE7TLFqRxTKsCCP1PyhoqFh1ytEAZCY7nHhCLJ7
cBW3hKuJbwWoMs+l/7cKZA==</X509Certificate>
      </X509Data>
    </KeyInfo>
    <Object>
      <SignatureProperties>
        <SignatureProperty Id="ID_00190023005900b6009a005e004600c30094007c008400e7006b004b0089008a" Target="#ID_007e0061009e0055006c001200480052009100a000b300e100d2008e00660096">
          <dc:date xmlns:dc="http://purl.org/dc/elements/1.1/">2021-01-26T12:56:37.491000000</dc:date>
        </SignatureProperty>
      </SignatureProperties>
    </Object>
    <Object xmlns:xd="http://uri.etsi.org/01903/v1.3.2#">
      <xd:QualifyingProperties Target="#ID_007e0061009e0055006c001200480052009100a000b300e100d2008e00660096">
        <xd:SignedProperties Id="idSignedProperties">
          <xd:SignedSignatureProperties>
            <xd:SigningTime>2021-01-26T12:56:37.491000000</xd:SigningTime>
            <xd:SigningCertificate>
              <xd:Cert>
                <xd:CertDigest>
                  <DigestMethod Algorithm="http://www.w3.org/2001/04/xmlenc#sha256"/>
                  <DigestValue>FwThltt8pDHa8UHavxKtX5lEIC44xGy8N4DbIxXSBpY=</DigestValue>
                </xd:CertDigest>
                <xd:IssuerSerial>
                  <X509IssuerName>C=DE, E=attacker@odf.evil, CN=Attacker</X509IssuerName>
                  <X509SerialNumber>561695420339045612699057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DKDCCAhCgAwIBAgIKdvGR2yh62BS9sTANBgkqhkiG9w0BAQsFADBCMREwDwYDVQQDEwhBdHRhY2tlcjEgMB4GCSqGSIb3DQEJARYRYXR0YWNrZXJAb2RmLmV2aWwxCzAJBgNVBAYTAkRFMB4XDTIxMDEyMTE0Mjk1N1oXDTI2MDEyMTE0Mjk1N1owQjERMA8GA1UEAxMIQXR0YWNrZXIxIDAeBgkqhkiG9w0BCQEWEWF0dGFja2VyQG9kZi5ldmlsMQswCQYDVQQGEwJERTCCASIwDQYJKoZIhvcNAQEBBQADggEPADCCAQoCggEBAK6osofLCTQlnLYygA1uvjSYBq11H49cWXyml1dBDaB11uRN+kDu4ZvnU405+28c44YMce+peNMClsVIQ5xcUOiDMDJhhtx/75txdYyk66SSxQT4u7FnleqJNDbNvmQRB9DJu59Yx02GOfCn7ILVDQHvlZGMTEapdYDB5pRtVHgNNm20p3oTVd+112Kk3RouF63QZIvB1mOVyWxD/fq2FcXdQickeKVZjglXgx+Yy4F8ZYXfFTUBrfYwruBQr/laAwy4nLjrYC6pRlw8OUHeGnoQx3XXUl0BE7pM96R6Rt0ZPnr9a2hCc1A1FsrEwnoMWKl/aWJ3Us9jiXsa14x65O0CAwEAAaMgMB4wDwYJKoZIhvcvAQEKBAIFADALBgNVHQ8EBAMCB4AwDQYJKoZIhvcNAQELBQADggEBAIzYjXj/rx3b/qopHCguCRJunMU9iRBAXEuiGbNMT6UxlPFpqTNbyqIbEC+jSDQ3A+JKM5RIQDYpyhURJ4ZYUeQ41MuShoPTMB3P0i4QAmYXdXkIcyRAcx4UMN0mNc5ZWz3NqT765RzfU4ZJFnluIz+GEf7zOZx5hxTKHSLrUItN3T9JkJrIwKOaalbehXosiKhbL7dKCO/fTGS9VT1NM0tmZ+Ln9h0kVjgYUJWOGOnMAEkDWQAIAaOiQUAtBK41+q5Ki1QWW3A7pTTF0luZMaaot2Ab0hhBY6sm78+r4Ad4Kv9HLawUH6sMU0mQ1Ke1Cz5oHYh9SG9QuPvSAd+eI9U=</xd:EncapsulatedX509Certificate>
            </xd:CertificateValues>
          </xd:UnsignedSignatureProperties>
        </xd:UnsignedProperties>
      </xd:QualifyingProperties>
    </Object>
  </Signature>
</document-signatures>
</file>